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margin-left="0.5in" fo:margin-right="0in" fo:text-indent="0in" style:auto-text-indent="false"/>
    </style:style>
    <style:style style:name="P4" style:family="paragraph" style:parent-style-name="Standard">
      <style:paragraph-properties fo:margin-left="0in" fo:margin-right="0in" fo:text-indent="0in" style:auto-text-indent="false"/>
    </style:style>
    <style:style style:name="P5" style:family="paragraph" style:parent-style-name="Title" style:master-page-name="Standard">
      <style:paragraph-properties fo:text-align="center" style:justify-single-word="false" style:page-number="1"/>
    </style:style>
    <style:style style:name="P6" style:family="paragraph" style:parent-style-name="Subtitle">
      <style:paragraph-properties fo:text-align="center" style:justify-single-word="false"/>
    </style:style>
    <style:style style:name="T1" style:family="text">
      <style:text-properties fo:font-weight="bold" style:font-weight-asian="bold"/>
    </style:style>
    <style:style style:name="T2" style:family="text">
      <style:text-properties style:text-underline-style="solid" style:text-underline-width="auto" style:text-underline-color="font-color" fo:font-weight="bold" style:font-weight-asian="bold"/>
    </style:style>
    <style:style style:name="T3" style:family="text">
      <style:text-properties fo:font-style="italic" style:font-style-asian="italic"/>
    </style:style>
    <style:style style:name="T4" style:family="text">
      <style:text-properties fo:font-size="13pt" style:text-underline-style="solid" style:text-underline-width="auto" style:text-underline-color="font-color" fo:font-weight="bold" style:font-size-asian="13pt" style:font-weight-asian="bold" style:font-size-complex="13pt"/>
    </style:style>
    <style:style style:name="T5" style:family="text">
      <style:text-properties fo:color="#1155cc" style:text-underline-style="solid" style:text-underline-width="auto" style:text-underline-color="font-color"/>
    </style:style>
    <style:style style:name="T6" style:family="text">
      <style:text-properties fo:color="#1155cc" fo:font-style="italic" style:text-underline-style="solid" style:text-underline-width="auto" style:text-underline-color="font-color" style:font-style-asian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bookmark text:name="_5i3m8lwutp1x"/>A Brief Dictionary of Risk</text:p>
      <text:p text:style-name="P6"><text:bookmark text:name="_4356p958oanx"/>With examples as it applies to the kink community</text:p>
      <text:p text:style-name="Standard"/>
      <text:p text:style-name="Standard"><text:span text:style-name="T1">Author's Note!</text:span><text:line-break/>Whether or not we are aware of it, risk evaluation is something that we all do every day of our lives. <text:s/>As kink enthusiast, it is even more important to be consciously aware of the risks involved in the activities we undertake. <text:s/>This writing, while not meant to be a comprehensive guide, will hopefully provide you with the vocabulary to talk about risk in a meaningful way.</text:p>
      <text:p text:style-name="Standard"/>
      <text:p text:style-name="Standard"><text:span text:style-name="T1">About this Document:</text:span></text:p>
      <text:p text:style-name="Standard">Each term below (save for <text:span text:style-name="T1">RACK </text:span>which is a term that long predates this document's origins), includes <text:span text:style-name="T2">Commentary</text:span> from the author, and one or more <text:span text:style-name="T2">Examples</text:span>. <text:s/>All examples are in the form of paired statements. <text:s/>The <text:span text:style-name="T3">Risk</text:span> statement is a potential bad outcome, whereas the <text:span text:style-name="T3">However</text:span> statement is a potential positive outcome or reason why someone would participate in that activity.</text:p>
      <text:p text:style-name="Standard"/>
      <text:p text:style-name="Standard"><text:span text:style-name="T4">Begin Terminology</text:span></text:p>
      <text:p text:style-name="Heading_20_3"><text:bookmark text:name="_e2hhci15tys0"/>Risk (As used in this document)</text:p>
      <text:p text:style-name="Standard"/>
      <text:p text:style-name="P3"><text:span text:style-name="T1">Risk is exposure to the chance of injury or loss.</text:span></text:p>
      <text:p text:style-name="Standard"><text:line-break/><text:span text:style-name="T2">Commentary:</text:span></text:p>
      <text:p text:style-name="Standard">Those four words: <text:span text:style-name="T1">exposure</text:span>, <text:span text:style-name="T1">chance</text:span>, <text:span text:style-name="T1">injury</text:span>, <text:span text:style-name="T1">loss </text:span>are at the core of understanding risk.</text:p>
      <text:p text:style-name="Heading_20_3"><text:bookmark text:name="_o3epw6lq5twt"/>Risk Awareness</text:p>
      <text:p text:style-name="Standard"/>
      <text:p text:style-name="P3"><text:span text:style-name="T1">Risk Awareness is to be knowledgeable about the chances of injury or loss for a given situation.</text:span></text:p>
      <text:p text:style-name="Standard"/>
      <text:p text:style-name="Standard"><text:span text:style-name="T2">Commentary:</text:span></text:p>
      <text:p text:style-name="Standard">As a kink participant, how much you know about the risks of a given scene is hugely important as that knowledge can be used to protect yourself against the possibility of the scene going badly.</text:p>
      <text:p text:style-name="Standard"/>
      <text:p text:style-name="Standard"><text:span text:style-name="T2">Examples:</text:span></text:p>
      <text:p text:style-name="P3"/>
      <text:p text:style-name="P3"><text:span text:style-name="T3">Risk: </text:span><text:span text:style-name="T1">Improper use of a fur/faux-fur flogger</text:span>, such as around the neck area, could lead to the bottom getting hit in the eyes.</text:p>
      <text:p text:style-name="P3"><text:span text:style-name="T3"><text:line-break/>However:</text:span> <text:span text:style-name="T1">Proper use of a fur/faux-fur flogger</text:span> has a very low chance of hurting someone, and can be used as a warm-up, or for sensory play</text:p>
      <text:p text:style-name="P4"><text:soft-page-break/></text:p>
      <text:p text:style-name="Heading_20_3"><text:bookmark text:name="_39ek5eknt9kz"/>RACK</text:p>
      <text:p text:style-name="P3">An acronym for “<text:span text:style-name="T1">R</text:span>isk <text:span text:style-name="T1">A</text:span>ware <text:span text:style-name="T1">C</text:span>onsensual <text:span text:style-name="T1">K</text:span>ink”, which many, the document author included, feel is a more accurate term than the previous “Safe Sane Consensual”.<text:line-break/><text:line-break/><text:span text:style-name="T3">References</text:span>: <text:a xlink:type="simple" xlink:href="https://en.wikipedia.org/wiki/Risk-aware_consensual_kink" text:style-name="ListLabel_20_1" text:visited-style-name="ListLabel_20_1"><text:span text:style-name="T5">https://en.wikipedia.org/wiki/Risk-aware_consensual_kink</text:span></text:a></text:p>
      <text:p text:style-name="Heading_20_3"><text:bookmark text:name="_2n75nv9dgluq"/>Risk Tolerance | Acceptable Risk</text:p>
      <text:p text:style-name="P3"><text:line-break/><text:span text:style-name="T1">Risk Tolerance or Acceptable Risk is the maximum amount of risk that one is willing to accept or endure.</text:span></text:p>
      <text:p text:style-name="P1"/>
      <text:p text:style-name="Standard"><text:span text:style-name="T2">Commentary:</text:span></text:p>
      <text:p text:style-name="Standard">All activities, even those outside of kink, have some risk involved. <text:s/>Weigh the reward against the chance of injury or loss. <text:s/>This sets the bar for risk tolerance/acceptance.</text:p>
      <text:p text:style-name="Standard"/>
      <text:p text:style-name="Standard"><text:span text:style-name="T2">Examples:</text:span></text:p>
      <text:p text:style-name="P3"><text:span text:style-name="T3">Risk: </text:span>Fire play has a <text:span text:style-name="T1">moderate </text:span>chance to cause <text:span text:style-name="T1">severe burns</text:span>. <text:s/><text:line-break/><text:span text:style-name="T3">However</text:span>: This type of play can also have a <text:span text:style-name="T1">therapeutic </text:span>or <text:span text:style-name="T1">relaxing effect</text:span>.</text:p>
      <text:p text:style-name="P3"/>
      <text:p text:style-name="P3"><text:span text:style-name="T3">Risk: </text:span>Impact play has a chance to leave <text:span text:style-name="T1">severe bruises</text:span> or cause <text:span text:style-name="T1">organ damage</text:span>. <text:s/></text:p>
      <text:p text:style-name="P3"><text:span text:style-name="T3">However</text:span>: The endorphin rush can be <text:span text:style-name="T1">joyful </text:span>or <text:span text:style-name="T1">exhilarating</text:span>. </text:p>
      <text:p text:style-name="Heading_20_3"><text:bookmark text:name="_lbsanpt4sjjw"/>Risk Mitigation</text:p>
      <text:p text:style-name="Standard"/>
      <text:p text:style-name="P3"><text:span text:style-name="T1">Risk Mitigation are the steps taken to reduce the chance of injury or loss.</text:span></text:p>
      <text:p text:style-name="Standard"/>
      <text:p text:style-name="Standard"><text:span text:style-name="T2">Commentary:</text:span><text:line-break/>Knowing what could go wrong, and taking steps to avoid those situations can transform a high-risk situation into one that is medium or low risk.</text:p>
      <text:p text:style-name="Standard"/>
      <text:p text:style-name="Standard"><text:span text:style-name="T2">Examples</text:span>:</text:p>
      <text:p text:style-name="P3"/>
      <text:p text:style-name="P3"><text:span text:style-name="T3">Risk: </text:span>Equipment used in rope suspension can <text:span text:style-name="T1">catastrophically fail</text:span>. <text:s/><text:line-break/></text:p>
      <text:p text:style-name="P3"><text:span text:style-name="T3">However: </text:span>Having <text:span text:style-name="T1">sufficient padding</text:span> underneath the participant<text:span text:style-name="T1"> can reduce the chances</text:span> of the participant getting hurt.</text:p>
      <text:p text:style-name="Standard"/>
      <text:p text:style-name="P3"><text:span text:style-name="T3">Risk: </text:span>Not knowing how to use a single tail can lead to severe injuries such as bleeding, or loss of vision. <text:s/></text:p>
      <text:p text:style-name="P3"><text:soft-page-break/></text:p>
      <text:p text:style-name="P3"><text:span text:style-name="T3">However</text:span>: Attending a class, and practicing on non-living targets, can reduce the chances of the participant getting hurt.</text:p>
      <text:p text:style-name="Standard"/>
      <text:p text:style-name="Heading_20_3"><text:bookmark text:name="_3akl2n4brs5u"/>Post Mortem (*BONUS POINTS*)</text:p>
      <text:p text:style-name="Standard"/>
      <text:p text:style-name="P3"><text:span text:style-name="T1">Post Mortem is the act of examining a situation, and discussing what went wrong, and/or what went right.</text:span></text:p>
      <text:p text:style-name="P3"/>
      <text:p text:style-name="Standard"><text:span text:style-name="T2">Commentary:</text:span></text:p>
      <text:p text:style-name="Standard">Kink scenes <text:span text:style-name="T1">can and will </text:span>go badly. <text:s/>The severity, and frequency are largely dependent on how well the above topics were communicated. <text:s/>Even if a scene has gone without issue, it is important to review what can be done differently to improve future interactions.</text:p>
      <text:p text:style-name="Standard"/>
      <text:p text:style-name="Standard"><text:span text:style-name="T2">Examples:</text:span><text:line-break/></text:p>
      <text:p text:style-name="Standard"><text:span text:style-name="T3">Risk</text:span>: During a well-negotiated scene the giver (top) uses language which is problematic for the recipient (bottom). <text:s/>The recipient decides to conclude the scene early. <text:s/>A few days later, the pair discuss what happened, and have chosen to revise their boundaries/limitations for future scenes.</text:p>
      <text:p text:style-name="Standard"/>
      <text:p text:style-name="Standard"><text:span text:style-name="T3">However:</text:span> Several individuals have concluded a scene which all participants were able to enjoy without issues. <text:s/>During the aftercare, each participant shares their favorite interactions, and have decided to continue trying new things together in the future.</text:p>
      <text:p text:style-name="Standard"/>
      <text:p text:style-name="Standard"><text:span text:style-name="T3">Additional Note from the Author:</text:span><text:span text:style-name="T2"><text:line-break/></text:span>The term “Post Mortem” was borrowed from the author's own work experiences while participating in “incident handling” discussions, and felt like a fun addition despite the morbid/tragic phrasing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" style:display-name="ListLabel 2" style:family="text">
      <style:text-properties fo:color="#1155cc" fo:font-style="italic" style:text-underline-style="solid" style:text-underline-width="auto" style:text-underline-color="font-color" style:font-style-asian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</style:style>
    <style:style style:name="MT1" style:family="text">
      <style:text-properties fo:font-style="italic" style:font-style-asian="italic"/>
    </style:style>
    <style:style style:name="MT2" style:family="text">
      <style:text-properties fo:color="#1155cc" fo:font-style="italic" style:text-underline-style="solid" style:text-underline-width="auto" style:text-underline-color="font-color" style:font-style-asian="italic"/>
    </style:style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Standard">Draft 0.4 - May 2025<text:tab/><text:tab/><text:tab/><text:tab/><text:tab/><text:tab/><text:tab/> <text:s text:c="3"/>Original Author: Banjo Fox</text:p>
        <text:p text:style-name="Standard"/>
      </style:header>
      <style:footer>
        <text:p text:style-name="MP1">© 2025 Banjo Fox, <text:span text:style-name="MT1">This work is openly licensed via</text:span><text:a xlink:type="simple" xlink:href="https://creativecommons.org/licenses/by-nc/4.0/" text:style-name="ListLabel_20_2" text:visited-style-name="ListLabel_20_2"><text:span text:style-name="MT2"> CC BY-NC 4.0</text:span></text:a><text:span text:style-name="MT1">.</text:span></text:p>
        <text:p text:style-name="MP1"><text:span text:style-name="MT1">Not permitted for commercial use.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3" meta:paragraph-count="46" meta:word-count="730" meta:character-count="4492" meta:non-whitespace-character-count="3772"/>
    <meta:generator>LibreOfficeDev/6.0.5.2$Linux_X86_64 LibreOffice_project/</meta:generator>
  </office:meta>
</office:document-meta>
</file>